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background-color="#1c1c1c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column table:style-name="co2" table:default-cell-style-name="ce3"/>
        <table:table-column table:style-name="co1" table:number-columns-repeated="3" table:default-cell-style-name="ce2"/>
        <table:table-column table:style-name="co2" table:default-cell-style-name="ce3"/>
        <table:table-column table:style-name="co1" table:number-columns-repeated="3" table:default-cell-style-name="ce2"/>
        <table:table-column table:style-name="co2" table:default-cell-style-name="ce3"/>
        <table:table-column table:style-name="co1" table:number-columns-repeated="3" table:default-cell-style-name="ce2"/>
        <table:table-column table:style-name="co2" table:default-cell-style-name="ce3"/>
        <table:table-column table:style-name="co1" table:number-columns-repeated="3" table:default-cell-style-name="ce2"/>
        <table:table-column table:style-name="co2" table:default-cell-style-name="ce3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X_AXIS</text:p>
          </table:table-cell>
          <table:covered-table-cell table:number-columns-repeated="2" table:style-name="Default"/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3" table:number-rows-spanned="1">
            <text:p>OFFSET</text:p>
          </table:table-cell>
          <table:covered-table-cell table:number-columns-repeated="2" table:style-name="Default"/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3" table:number-rows-spanned="1">
            <text:p>RESULT</text:p>
          </table:table-cell>
          <table:covered-table-cell table:number-columns-repeated="2" table:style-name="Default"/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3" table:number-rows-spanned="1">
            <text:p>DIV</text:p>
          </table:table-cell>
          <table:covered-table-cell table:number-columns-repeated="2" table:style-name="Default"/>
          <table:table-cell office:value-type="string" calcext:value-type="string">
            <text:p>#</text:p>
          </table:table-cell>
          <table:table-cell table:style-name="ce1" office:value-type="string" calcext:value-type="string" table:number-columns-spanned="3" table:number-rows-spanned="1">
            <text:p>RESULT_2</text:p>
          </table:table-cell>
          <table:covered-table-cell table:number-columns-repeated="2" table:style-name="Default"/>
          <table:table-cell office:value-type="string" calcext:value-type="string">
            <text:p>#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2]+[.E2]" office:value-type="float" office:value="1" calcext:value-type="float">
            <text:p>1.00000000</text:p>
          </table:table-cell>
          <table:table-cell table:formula="of:=[.B2]+[.F2]" office:value-type="float" office:value="0.5" calcext:value-type="float">
            <text:p>0.50000000</text:p>
          </table:table-cell>
          <table:table-cell table:formula="of:=[.C2]+[.G2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2]/20" office:value-type="float" office:value="0.05" calcext:value-type="float">
            <text:p>0.05000000</text:p>
          </table:table-cell>
          <table:table-cell table:formula="of:=[.J2]/20" office:value-type="float" office:value="0.025" calcext:value-type="float">
            <text:p>0.02500000</text:p>
          </table:table-cell>
          <table:table-cell table:formula="of:=[.K2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2]-0.9" office:value-type="float" office:value="-0.85" calcext:value-type="float">
            <text:p>-0.85000000</text:p>
          </table:table-cell>
          <table:table-cell table:formula="of:=[.N2]-0.9" office:value-type="float" office:value="-0.875" calcext:value-type="float">
            <text:p>-0.87500000</text:p>
          </table:table-cell>
          <table:table-cell table:formula="of:=[.O2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0.353553385" calcext:value-type="float">
            <text:p>0.35355339</text:p>
          </table:table-cell>
          <table:table-cell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3]+[.E3]" office:value-type="float" office:value="1" calcext:value-type="float">
            <text:p>1.00000000</text:p>
          </table:table-cell>
          <table:table-cell table:formula="of:=[.B3]+[.F3]" office:value-type="float" office:value="0.353553385" calcext:value-type="float">
            <text:p>0.35355339</text:p>
          </table:table-cell>
          <table:table-cell table:formula="of:=[.C3]+[.G3]"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table:formula="of:=[.I3]/20" office:value-type="float" office:value="0.05" calcext:value-type="float">
            <text:p>0.05000000</text:p>
          </table:table-cell>
          <table:table-cell table:formula="of:=[.J3]/20" office:value-type="float" office:value="0.01767766925" calcext:value-type="float">
            <text:p>0.01767767</text:p>
          </table:table-cell>
          <table:table-cell table:formula="of:=[.K3]/20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 table:formula="of:=[.M3]-0.9" office:value-type="float" office:value="-0.85" calcext:value-type="float">
            <text:p>-0.85000000</text:p>
          </table:table-cell>
          <table:table-cell table:formula="of:=[.N3]-0.9" office:value-type="float" office:value="-0.88232233075" calcext:value-type="float">
            <text:p>-0.88232233</text:p>
          </table:table-cell>
          <table:table-cell table:formula="of:=[.O3]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-0.5" calcext:value-type="float">
            <text:p>-0.50000000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4]+[.E4]" office:value-type="float" office:value="1" calcext:value-type="float">
            <text:p>1.00000000</text:p>
          </table:table-cell>
          <table:table-cell table:formula="of:=[.B4]+[.F4]" office:value-type="float" office:value="0" calcext:value-type="float">
            <text:p>0.00000000</text:p>
          </table:table-cell>
          <table:table-cell table:formula="of:=[.C4]+[.G4]" office:value-type="float" office:value="-0.5" calcext:value-type="float">
            <text:p>-0.50000000</text:p>
          </table:table-cell>
          <table:table-cell office:value-type="string" calcext:value-type="string">
            <text:p>#</text:p>
          </table:table-cell>
          <table:table-cell table:formula="of:=[.I4]/20" office:value-type="float" office:value="0.05" calcext:value-type="float">
            <text:p>0.05000000</text:p>
          </table:table-cell>
          <table:table-cell table:formula="of:=[.J4]/20" office:value-type="float" office:value="0" calcext:value-type="float">
            <text:p>0.00000000</text:p>
          </table:table-cell>
          <table:table-cell table:formula="of:=[.K4]/20" office:value-type="float" office:value="-0.025" calcext:value-type="float">
            <text:p>-0.02500000</text:p>
          </table:table-cell>
          <table:table-cell office:value-type="string" calcext:value-type="string">
            <text:p>#</text:p>
          </table:table-cell>
          <table:table-cell table:formula="of:=[.M4]-0.9" office:value-type="float" office:value="-0.85" calcext:value-type="float">
            <text:p>-0.85000000</text:p>
          </table:table-cell>
          <table:table-cell table:formula="of:=[.N4]-0.9" office:value-type="float" office:value="-0.9" calcext:value-type="float">
            <text:p>-0.90000000</text:p>
          </table:table-cell>
          <table:table-cell table:formula="of:=[.O4]" office:value-type="float" office:value="-0.025" calcext:value-type="float">
            <text:p>-0.025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table:number-columns-repeated="2"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5]+[.E5]" office:value-type="float" office:value="1" calcext:value-type="float">
            <text:p>1.00000000</text:p>
          </table:table-cell>
          <table:table-cell table:formula="of:=[.B5]+[.F5]" office:value-type="float" office:value="-0.353553385" calcext:value-type="float">
            <text:p>-0.35355339</text:p>
          </table:table-cell>
          <table:table-cell table:formula="of:=[.C5]+[.G5]"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table:formula="of:=[.I5]/20" office:value-type="float" office:value="0.05" calcext:value-type="float">
            <text:p>0.05000000</text:p>
          </table:table-cell>
          <table:table-cell table:formula="of:=[.J5]/20" office:value-type="float" office:value="-0.01767766925" calcext:value-type="float">
            <text:p>-0.01767767</text:p>
          </table:table-cell>
          <table:table-cell table:formula="of:=[.K5]/20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 table:formula="of:=[.M5]-0.9" office:value-type="float" office:value="-0.85" calcext:value-type="float">
            <text:p>-0.85000000</text:p>
          </table:table-cell>
          <table:table-cell table:formula="of:=[.N5]-0.9" office:value-type="float" office:value="-0.91767766925" calcext:value-type="float">
            <text:p>-0.91767767</text:p>
          </table:table-cell>
          <table:table-cell table:formula="of:=[.O5]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-0.5" calcext:value-type="float">
            <text:p>-0.5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6]+[.E6]" office:value-type="float" office:value="1" calcext:value-type="float">
            <text:p>1.00000000</text:p>
          </table:table-cell>
          <table:table-cell table:formula="of:=[.B6]+[.F6]" office:value-type="float" office:value="-0.5" calcext:value-type="float">
            <text:p>-0.50000000</text:p>
          </table:table-cell>
          <table:table-cell table:formula="of:=[.C6]+[.G6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6]/20" office:value-type="float" office:value="0.05" calcext:value-type="float">
            <text:p>0.05000000</text:p>
          </table:table-cell>
          <table:table-cell table:formula="of:=[.J6]/20" office:value-type="float" office:value="-0.025" calcext:value-type="float">
            <text:p>-0.02500000</text:p>
          </table:table-cell>
          <table:table-cell table:formula="of:=[.K6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6]-0.9" office:value-type="float" office:value="-0.85" calcext:value-type="float">
            <text:p>-0.85000000</text:p>
          </table:table-cell>
          <table:table-cell table:formula="of:=[.N6]-0.9" office:value-type="float" office:value="-0.925" calcext:value-type="float">
            <text:p>-0.92500000</text:p>
          </table:table-cell>
          <table:table-cell table:formula="of:=[.O6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-0.353553385" calcext:value-type="float">
            <text:p>-0.35355339</text:p>
          </table:table-cell>
          <table:table-cell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7]+[.E7]" office:value-type="float" office:value="1" calcext:value-type="float">
            <text:p>1.00000000</text:p>
          </table:table-cell>
          <table:table-cell table:formula="of:=[.B7]+[.F7]" office:value-type="float" office:value="-0.353553385" calcext:value-type="float">
            <text:p>-0.35355339</text:p>
          </table:table-cell>
          <table:table-cell table:formula="of:=[.C7]+[.G7]"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table:formula="of:=[.I7]/20" office:value-type="float" office:value="0.05" calcext:value-type="float">
            <text:p>0.05000000</text:p>
          </table:table-cell>
          <table:table-cell table:formula="of:=[.J7]/20" office:value-type="float" office:value="-0.01767766925" calcext:value-type="float">
            <text:p>-0.01767767</text:p>
          </table:table-cell>
          <table:table-cell table:formula="of:=[.K7]/20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 table:formula="of:=[.M7]-0.9" office:value-type="float" office:value="-0.85" calcext:value-type="float">
            <text:p>-0.85000000</text:p>
          </table:table-cell>
          <table:table-cell table:formula="of:=[.N7]-0.9" office:value-type="float" office:value="-0.91767766925" calcext:value-type="float">
            <text:p>-0.91767767</text:p>
          </table:table-cell>
          <table:table-cell table:formula="of:=[.O7]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0.5" calcext:value-type="float">
            <text:p>0.50000000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8]+[.E8]" office:value-type="float" office:value="1" calcext:value-type="float">
            <text:p>1.00000000</text:p>
          </table:table-cell>
          <table:table-cell table:formula="of:=[.B8]+[.F8]" office:value-type="float" office:value="0" calcext:value-type="float">
            <text:p>0.00000000</text:p>
          </table:table-cell>
          <table:table-cell table:formula="of:=[.C8]+[.G8]" office:value-type="float" office:value="0.5" calcext:value-type="float">
            <text:p>0.50000000</text:p>
          </table:table-cell>
          <table:table-cell office:value-type="string" calcext:value-type="string">
            <text:p>#</text:p>
          </table:table-cell>
          <table:table-cell table:formula="of:=[.I8]/20" office:value-type="float" office:value="0.05" calcext:value-type="float">
            <text:p>0.05000000</text:p>
          </table:table-cell>
          <table:table-cell table:formula="of:=[.J8]/20" office:value-type="float" office:value="0" calcext:value-type="float">
            <text:p>0.00000000</text:p>
          </table:table-cell>
          <table:table-cell table:formula="of:=[.K8]/20" office:value-type="float" office:value="0.025" calcext:value-type="float">
            <text:p>0.02500000</text:p>
          </table:table-cell>
          <table:table-cell office:value-type="string" calcext:value-type="string">
            <text:p>#</text:p>
          </table:table-cell>
          <table:table-cell table:formula="of:=[.M8]-0.9" office:value-type="float" office:value="-0.85" calcext:value-type="float">
            <text:p>-0.85000000</text:p>
          </table:table-cell>
          <table:table-cell table:formula="of:=[.N8]-0.9" office:value-type="float" office:value="-0.9" calcext:value-type="float">
            <text:p>-0.90000000</text:p>
          </table:table-cell>
          <table:table-cell table:formula="of:=[.O8]" office:value-type="float" office:value="0.025" calcext:value-type="float">
            <text:p>0.025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table:number-columns-repeated="2"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9]+[.E9]" office:value-type="float" office:value="1" calcext:value-type="float">
            <text:p>1.00000000</text:p>
          </table:table-cell>
          <table:table-cell table:formula="of:=[.B9]+[.F9]" office:value-type="float" office:value="0.353553385" calcext:value-type="float">
            <text:p>0.35355339</text:p>
          </table:table-cell>
          <table:table-cell table:formula="of:=[.C9]+[.G9]"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table:formula="of:=[.I9]/20" office:value-type="float" office:value="0.05" calcext:value-type="float">
            <text:p>0.05000000</text:p>
          </table:table-cell>
          <table:table-cell table:formula="of:=[.J9]/20" office:value-type="float" office:value="0.01767766925" calcext:value-type="float">
            <text:p>0.01767767</text:p>
          </table:table-cell>
          <table:table-cell table:formula="of:=[.K9]/20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 table:formula="of:=[.M9]-0.9" office:value-type="float" office:value="-0.85" calcext:value-type="float">
            <text:p>-0.85000000</text:p>
          </table:table-cell>
          <table:table-cell table:formula="of:=[.N9]-0.9" office:value-type="float" office:value="-0.88232233075" calcext:value-type="float">
            <text:p>-0.88232233</text:p>
          </table:table-cell>
          <table:table-cell table:formula="of:=[.O9]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.75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0]+[.E10]" office:value-type="float" office:value="1.75" calcext:value-type="float">
            <text:p>1.75000000</text:p>
          </table:table-cell>
          <table:table-cell table:formula="of:=[.B10]+[.F10]" office:value-type="float" office:value="0" calcext:value-type="float">
            <text:p>0.00000000</text:p>
          </table:table-cell>
          <table:table-cell table:formula="of:=[.C10]+[.G10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10]/20" office:value-type="float" office:value="0.0875" calcext:value-type="float">
            <text:p>0.08750000</text:p>
          </table:table-cell>
          <table:table-cell table:formula="of:=[.J10]/20" office:value-type="float" office:value="0" calcext:value-type="float">
            <text:p>0.00000000</text:p>
          </table:table-cell>
          <table:table-cell table:formula="of:=[.K10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10]-0.9" office:value-type="float" office:value="-0.8125" calcext:value-type="float">
            <text:p>-0.81250000</text:p>
          </table:table-cell>
          <table:table-cell table:formula="of:=[.N10]-0.9" office:value-type="float" office:value="-0.9" calcext:value-type="float">
            <text:p>-0.90000000</text:p>
          </table:table-cell>
          <table:table-cell table:formula="of:=[.O10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3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1]+[.E11]" office:value-type="float" office:value="1" calcext:value-type="float">
            <text:p>1.00000000</text:p>
          </table:table-cell>
          <table:table-cell table:formula="of:=[.B11]+[.F11]" office:value-type="float" office:value="0" calcext:value-type="float">
            <text:p>0.00000000</text:p>
          </table:table-cell>
          <table:table-cell table:formula="of:=[.C11]+[.G11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11]/20" office:value-type="float" office:value="0.05" calcext:value-type="float">
            <text:p>0.05000000</text:p>
          </table:table-cell>
          <table:table-cell table:formula="of:=[.J11]/20" office:value-type="float" office:value="0" calcext:value-type="float">
            <text:p>0.00000000</text:p>
          </table:table-cell>
          <table:table-cell table:formula="of:=[.K11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11]-0.9" office:value-type="float" office:value="-0.85" calcext:value-type="float">
            <text:p>-0.85000000</text:p>
          </table:table-cell>
          <table:table-cell table:formula="of:=[.N11]-0.9" office:value-type="float" office:value="-0.9" calcext:value-type="float">
            <text:p>-0.90000000</text:p>
          </table:table-cell>
          <table:table-cell table:formula="of:=[.O11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style-name="Default" table:number-columns-repeated="3"/>
          <table:table-cell office:value-type="string" calcext:value-type="string">
            <text:p>#</text:p>
          </table:table-cell>
          <table:table-cell table:style-name="Default"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Y_AXIS</text:p>
          </table:table-cell>
          <table:covered-table-cell table:number-columns-repeated="2" table:style-name="Default"/>
          <table:table-cell office:value-type="string" calcext:value-type="string">
            <text:p>#</text:p>
          </table:table-cell>
          <table:table-cell table:style-name="Default"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-0.5" calcext:value-type="float">
            <text:p>-0.5000000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4]+[.E14]" office:value-type="float" office:value="0" calcext:value-type="float">
            <text:p>0.00000000</text:p>
          </table:table-cell>
          <table:table-cell table:formula="of:=[.B14]+[.F14]" office:value-type="float" office:value="1" calcext:value-type="float">
            <text:p>1.00000000</text:p>
          </table:table-cell>
          <table:table-cell table:formula="of:=[.C14]+[.G14]" office:value-type="float" office:value="-0.5" calcext:value-type="float">
            <text:p>-0.50000000</text:p>
          </table:table-cell>
          <table:table-cell office:value-type="string" calcext:value-type="string">
            <text:p>#</text:p>
          </table:table-cell>
          <table:table-cell table:formula="of:=[.I14]/20" office:value-type="float" office:value="0" calcext:value-type="float">
            <text:p>0.00000000</text:p>
          </table:table-cell>
          <table:table-cell table:formula="of:=[.J14]/20" office:value-type="float" office:value="0.05" calcext:value-type="float">
            <text:p>0.05000000</text:p>
          </table:table-cell>
          <table:table-cell table:formula="of:=[.K14]/20" office:value-type="float" office:value="-0.025" calcext:value-type="float">
            <text:p>-0.02500000</text:p>
          </table:table-cell>
          <table:table-cell office:value-type="string" calcext:value-type="string">
            <text:p>#</text:p>
          </table:table-cell>
          <table:table-cell table:formula="of:=[.M14]-0.9" office:value-type="float" office:value="-0.9" calcext:value-type="float">
            <text:p>-0.90000000</text:p>
          </table:table-cell>
          <table:table-cell table:formula="of:=[.N14]-0.9" office:value-type="float" office:value="-0.85" calcext:value-type="float">
            <text:p>-0.85000000</text:p>
          </table:table-cell>
          <table:table-cell table:formula="of:=[.O14]" office:value-type="float" office:value="-0.025" calcext:value-type="float">
            <text:p>-0.025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353553385" calcext:value-type="float">
            <text:p>0.35355339</text:p>
          </table:table-cell>
          <table:table-cell office:value-type="float" office:value="0" calcext:value-type="float">
            <text:p>0.00000000</text:p>
          </table:table-cell>
          <table:table-cell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5]+[.E15]" office:value-type="float" office:value="0.353553385" calcext:value-type="float">
            <text:p>0.35355339</text:p>
          </table:table-cell>
          <table:table-cell table:formula="of:=[.B15]+[.F15]" office:value-type="float" office:value="1" calcext:value-type="float">
            <text:p>1.00000000</text:p>
          </table:table-cell>
          <table:table-cell table:formula="of:=[.C15]+[.G15]"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table:formula="of:=[.I15]/20" office:value-type="float" office:value="0.01767766925" calcext:value-type="float">
            <text:p>0.01767767</text:p>
          </table:table-cell>
          <table:table-cell table:formula="of:=[.J15]/20" office:value-type="float" office:value="0.05" calcext:value-type="float">
            <text:p>0.05000000</text:p>
          </table:table-cell>
          <table:table-cell table:formula="of:=[.K15]/20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 table:formula="of:=[.M15]-0.9" office:value-type="float" office:value="-0.88232233075" calcext:value-type="float">
            <text:p>-0.88232233</text:p>
          </table:table-cell>
          <table:table-cell table:formula="of:=[.N15]-0.9" office:value-type="float" office:value="-0.85" calcext:value-type="float">
            <text:p>-0.85000000</text:p>
          </table:table-cell>
          <table:table-cell table:formula="of:=[.O15]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6]+[.E16]" office:value-type="float" office:value="0.5" calcext:value-type="float">
            <text:p>0.50000000</text:p>
          </table:table-cell>
          <table:table-cell table:formula="of:=[.B16]+[.F16]" office:value-type="float" office:value="1" calcext:value-type="float">
            <text:p>1.00000000</text:p>
          </table:table-cell>
          <table:table-cell table:formula="of:=[.C16]+[.G16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16]/20" office:value-type="float" office:value="0.025" calcext:value-type="float">
            <text:p>0.02500000</text:p>
          </table:table-cell>
          <table:table-cell table:formula="of:=[.J16]/20" office:value-type="float" office:value="0.05" calcext:value-type="float">
            <text:p>0.05000000</text:p>
          </table:table-cell>
          <table:table-cell table:formula="of:=[.K16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16]-0.9" office:value-type="float" office:value="-0.875" calcext:value-type="float">
            <text:p>-0.87500000</text:p>
          </table:table-cell>
          <table:table-cell table:formula="of:=[.N16]-0.9" office:value-type="float" office:value="-0.85" calcext:value-type="float">
            <text:p>-0.85000000</text:p>
          </table:table-cell>
          <table:table-cell table:formula="of:=[.O16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353553385" calcext:value-type="float">
            <text:p>0.3535533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7]+[.E17]" office:value-type="float" office:value="0.353553385" calcext:value-type="float">
            <text:p>0.35355339</text:p>
          </table:table-cell>
          <table:table-cell table:formula="of:=[.B17]+[.F17]" office:value-type="float" office:value="1" calcext:value-type="float">
            <text:p>1.00000000</text:p>
          </table:table-cell>
          <table:table-cell table:formula="of:=[.C17]+[.G17]"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table:formula="of:=[.I17]/20" office:value-type="float" office:value="0.01767766925" calcext:value-type="float">
            <text:p>0.01767767</text:p>
          </table:table-cell>
          <table:table-cell table:formula="of:=[.J17]/20" office:value-type="float" office:value="0.05" calcext:value-type="float">
            <text:p>0.05000000</text:p>
          </table:table-cell>
          <table:table-cell table:formula="of:=[.K17]/20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 table:formula="of:=[.M17]-0.9" office:value-type="float" office:value="-0.88232233075" calcext:value-type="float">
            <text:p>-0.88232233</text:p>
          </table:table-cell>
          <table:table-cell table:formula="of:=[.N17]-0.9" office:value-type="float" office:value="-0.85" calcext:value-type="float">
            <text:p>-0.85000000</text:p>
          </table:table-cell>
          <table:table-cell table:formula="of:=[.O17]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0.5" calcext:value-type="float">
            <text:p>0.5000000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8]+[.E18]" office:value-type="float" office:value="0" calcext:value-type="float">
            <text:p>0.00000000</text:p>
          </table:table-cell>
          <table:table-cell table:formula="of:=[.B18]+[.F18]" office:value-type="float" office:value="1" calcext:value-type="float">
            <text:p>1.00000000</text:p>
          </table:table-cell>
          <table:table-cell table:formula="of:=[.C18]+[.G18]" office:value-type="float" office:value="0.5" calcext:value-type="float">
            <text:p>0.50000000</text:p>
          </table:table-cell>
          <table:table-cell office:value-type="string" calcext:value-type="string">
            <text:p>#</text:p>
          </table:table-cell>
          <table:table-cell table:formula="of:=[.I18]/20" office:value-type="float" office:value="0" calcext:value-type="float">
            <text:p>0.00000000</text:p>
          </table:table-cell>
          <table:table-cell table:formula="of:=[.J18]/20" office:value-type="float" office:value="0.05" calcext:value-type="float">
            <text:p>0.05000000</text:p>
          </table:table-cell>
          <table:table-cell table:formula="of:=[.K18]/20" office:value-type="float" office:value="0.025" calcext:value-type="float">
            <text:p>0.02500000</text:p>
          </table:table-cell>
          <table:table-cell office:value-type="string" calcext:value-type="string">
            <text:p>#</text:p>
          </table:table-cell>
          <table:table-cell table:formula="of:=[.M18]-0.9" office:value-type="float" office:value="-0.9" calcext:value-type="float">
            <text:p>-0.90000000</text:p>
          </table:table-cell>
          <table:table-cell table:formula="of:=[.N18]-0.9" office:value-type="float" office:value="-0.85" calcext:value-type="float">
            <text:p>-0.85000000</text:p>
          </table:table-cell>
          <table:table-cell table:formula="of:=[.O18]" office:value-type="float" office:value="0.025" calcext:value-type="float">
            <text:p>0.025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-0.353553385" calcext:value-type="float">
            <text:p>-0.35355339</text:p>
          </table:table-cell>
          <table:table-cell office:value-type="float" office:value="0" calcext:value-type="float">
            <text:p>0.00000000</text:p>
          </table:table-cell>
          <table:table-cell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19]+[.E19]" office:value-type="float" office:value="-0.353553385" calcext:value-type="float">
            <text:p>-0.35355339</text:p>
          </table:table-cell>
          <table:table-cell table:formula="of:=[.B19]+[.F19]" office:value-type="float" office:value="1" calcext:value-type="float">
            <text:p>1.00000000</text:p>
          </table:table-cell>
          <table:table-cell table:formula="of:=[.C19]+[.G19]" office:value-type="float" office:value="0.353553385" calcext:value-type="float">
            <text:p>0.35355339</text:p>
          </table:table-cell>
          <table:table-cell office:value-type="string" calcext:value-type="string">
            <text:p>#</text:p>
          </table:table-cell>
          <table:table-cell table:formula="of:=[.I19]/20" office:value-type="float" office:value="-0.01767766925" calcext:value-type="float">
            <text:p>-0.01767767</text:p>
          </table:table-cell>
          <table:table-cell table:formula="of:=[.J19]/20" office:value-type="float" office:value="0.05" calcext:value-type="float">
            <text:p>0.05000000</text:p>
          </table:table-cell>
          <table:table-cell table:formula="of:=[.K19]/20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 table:formula="of:=[.M19]-0.9" office:value-type="float" office:value="-0.91767766925" calcext:value-type="float">
            <text:p>-0.91767767</text:p>
          </table:table-cell>
          <table:table-cell table:formula="of:=[.N19]-0.9" office:value-type="float" office:value="-0.85" calcext:value-type="float">
            <text:p>-0.85000000</text:p>
          </table:table-cell>
          <table:table-cell table:formula="of:=[.O19]" office:value-type="float" office:value="0.01767766925" calcext:value-type="float">
            <text:p>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-0.5" calcext:value-type="float">
            <text:p>-0.5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20]+[.E20]" office:value-type="float" office:value="-0.5" calcext:value-type="float">
            <text:p>-0.50000000</text:p>
          </table:table-cell>
          <table:table-cell table:formula="of:=[.B20]+[.F20]" office:value-type="float" office:value="1" calcext:value-type="float">
            <text:p>1.00000000</text:p>
          </table:table-cell>
          <table:table-cell table:formula="of:=[.C20]+[.G20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20]/20" office:value-type="float" office:value="-0.025" calcext:value-type="float">
            <text:p>-0.02500000</text:p>
          </table:table-cell>
          <table:table-cell table:formula="of:=[.J20]/20" office:value-type="float" office:value="0.05" calcext:value-type="float">
            <text:p>0.05000000</text:p>
          </table:table-cell>
          <table:table-cell table:formula="of:=[.K20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20]-0.9" office:value-type="float" office:value="-0.925" calcext:value-type="float">
            <text:p>-0.92500000</text:p>
          </table:table-cell>
          <table:table-cell table:formula="of:=[.N20]-0.9" office:value-type="float" office:value="-0.85" calcext:value-type="float">
            <text:p>-0.85000000</text:p>
          </table:table-cell>
          <table:table-cell table:formula="of:=[.O20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-0.353553385" calcext:value-type="float">
            <text:p>-0.35355339</text:p>
          </table:table-cell>
          <table:table-cell office:value-type="float" office:value="0" calcext:value-type="float">
            <text:p>0.00000000</text:p>
          </table:table-cell>
          <table:table-cell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21]+[.E21]" office:value-type="float" office:value="-0.353553385" calcext:value-type="float">
            <text:p>-0.35355339</text:p>
          </table:table-cell>
          <table:table-cell table:formula="of:=[.B21]+[.F21]" office:value-type="float" office:value="1" calcext:value-type="float">
            <text:p>1.00000000</text:p>
          </table:table-cell>
          <table:table-cell table:formula="of:=[.C21]+[.G21]" office:value-type="float" office:value="-0.353553385" calcext:value-type="float">
            <text:p>-0.35355339</text:p>
          </table:table-cell>
          <table:table-cell office:value-type="string" calcext:value-type="string">
            <text:p>#</text:p>
          </table:table-cell>
          <table:table-cell table:formula="of:=[.I21]/20" office:value-type="float" office:value="-0.01767766925" calcext:value-type="float">
            <text:p>-0.01767767</text:p>
          </table:table-cell>
          <table:table-cell table:formula="of:=[.J21]/20" office:value-type="float" office:value="0.05" calcext:value-type="float">
            <text:p>0.05000000</text:p>
          </table:table-cell>
          <table:table-cell table:formula="of:=[.K21]/20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 table:formula="of:=[.M21]-0.9" office:value-type="float" office:value="-0.91767766925" calcext:value-type="float">
            <text:p>-0.91767767</text:p>
          </table:table-cell>
          <table:table-cell table:formula="of:=[.N21]-0.9" office:value-type="float" office:value="-0.85" calcext:value-type="float">
            <text:p>-0.85000000</text:p>
          </table:table-cell>
          <table:table-cell table:formula="of:=[.O21]" office:value-type="float" office:value="-0.01767766925" calcext:value-type="float">
            <text:p>-0.01767767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0.75" calcext:value-type="float">
            <text:p>0.75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22]+[.E22]" office:value-type="float" office:value="0" calcext:value-type="float">
            <text:p>0.00000000</text:p>
          </table:table-cell>
          <table:table-cell table:formula="of:=[.B22]+[.F22]" office:value-type="float" office:value="1.75" calcext:value-type="float">
            <text:p>1.75000000</text:p>
          </table:table-cell>
          <table:table-cell table:formula="of:=[.C22]+[.G22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22]/20" office:value-type="float" office:value="0" calcext:value-type="float">
            <text:p>0.00000000</text:p>
          </table:table-cell>
          <table:table-cell table:formula="of:=[.J22]/20" office:value-type="float" office:value="0.0875" calcext:value-type="float">
            <text:p>0.08750000</text:p>
          </table:table-cell>
          <table:table-cell table:formula="of:=[.K22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22]-0.9" office:value-type="float" office:value="-0.9" calcext:value-type="float">
            <text:p>-0.90000000</text:p>
          </table:table-cell>
          <table:table-cell table:formula="of:=[.N22]-0.9" office:value-type="float" office:value="-0.8125" calcext:value-type="float">
            <text:p>-0.81250000</text:p>
          </table:table-cell>
          <table:table-cell table:formula="of:=[.O22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3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A23]+[.E23]" office:value-type="float" office:value="0" calcext:value-type="float">
            <text:p>0.00000000</text:p>
          </table:table-cell>
          <table:table-cell table:formula="of:=[.B23]+[.F23]" office:value-type="float" office:value="1" calcext:value-type="float">
            <text:p>1.00000000</text:p>
          </table:table-cell>
          <table:table-cell table:formula="of:=[.C23]+[.G23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I23]/20" office:value-type="float" office:value="0" calcext:value-type="float">
            <text:p>0.00000000</text:p>
          </table:table-cell>
          <table:table-cell table:formula="of:=[.J23]/20" office:value-type="float" office:value="0.05" calcext:value-type="float">
            <text:p>0.05000000</text:p>
          </table:table-cell>
          <table:table-cell table:formula="of:=[.K23]/20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formula="of:=[.M23]-0.9" office:value-type="float" office:value="-0.9" calcext:value-type="float">
            <text:p>-0.90000000</text:p>
          </table:table-cell>
          <table:table-cell table:formula="of:=[.N23]-0.9" office:value-type="float" office:value="-0.85" calcext:value-type="float">
            <text:p>-0.85000000</text:p>
          </table:table-cell>
          <table:table-cell table:formula="of:=[.O23]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style-name="Default" table:number-columns-repeated="3"/>
          <table:table-cell office:value-type="string" calcext:value-type="string">
            <text:p>#</text:p>
          </table:table-cell>
          <table:table-cell table:style-name="Default"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Z_AXIS</text:p>
          </table:table-cell>
          <table:covered-table-cell table:number-columns-repeated="2" table:style-name="Default"/>
          <table:table-cell office:value-type="string" calcext:value-type="string">
            <text:p>#</text:p>
          </table:table-cell>
          <table:table-cell table:style-name="Default"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 table:number-columns-repeated="3"/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0.5" calcext:value-type="float">
            <text:p>0.5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26]+[.E26]" office:value-type="float" office:value="0" calcext:value-type="float">
            <text:p>0.00000000</text:p>
          </table:table-cell>
          <table:table-cell table:formula="of:=[.B26]+[.F26]" office:value-type="float" office:value="0.5" calcext:value-type="float">
            <text:p>0.50000000</text:p>
          </table:table-cell>
          <table:table-cell table:formula="of:=[.C26]+[.G26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26]/20" office:value-type="float" office:value="0" calcext:value-type="float">
            <text:p>0.00000000</text:p>
          </table:table-cell>
          <table:table-cell table:formula="of:=[.J26]/20" office:value-type="float" office:value="0.025" calcext:value-type="float">
            <text:p>0.02500000</text:p>
          </table:table-cell>
          <table:table-cell table:formula="of:=[.K26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26]-0.9" office:value-type="float" office:value="-0.9" calcext:value-type="float">
            <text:p>-0.90000000</text:p>
          </table:table-cell>
          <table:table-cell table:formula="of:=[.N26]-0.9" office:value-type="float" office:value="-0.875" calcext:value-type="float">
            <text:p>-0.87500000</text:p>
          </table:table-cell>
          <table:table-cell table:formula="of:=[.O26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 office:value-type="float" office:value="0.353553385" calcext:value-type="float">
            <text:p>0.35355339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27]+[.E27]" office:value-type="float" office:value="0.353553385" calcext:value-type="float">
            <text:p>0.35355339</text:p>
          </table:table-cell>
          <table:table-cell table:formula="of:=[.B27]+[.F27]" office:value-type="float" office:value="0.353553385" calcext:value-type="float">
            <text:p>0.35355339</text:p>
          </table:table-cell>
          <table:table-cell table:formula="of:=[.C27]+[.G27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27]/20" office:value-type="float" office:value="0.01767766925" calcext:value-type="float">
            <text:p>0.01767767</text:p>
          </table:table-cell>
          <table:table-cell table:formula="of:=[.J27]/20" office:value-type="float" office:value="0.01767766925" calcext:value-type="float">
            <text:p>0.01767767</text:p>
          </table:table-cell>
          <table:table-cell table:formula="of:=[.K27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27]-0.9" office:value-type="float" office:value="-0.88232233075" calcext:value-type="float">
            <text:p>-0.88232233</text:p>
          </table:table-cell>
          <table:table-cell table:formula="of:=[.N27]-0.9" office:value-type="float" office:value="-0.88232233075" calcext:value-type="float">
            <text:p>-0.88232233</text:p>
          </table:table-cell>
          <table:table-cell table:formula="of:=[.O27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28]+[.E28]" office:value-type="float" office:value="0.5" calcext:value-type="float">
            <text:p>0.50000000</text:p>
          </table:table-cell>
          <table:table-cell table:formula="of:=[.B28]+[.F28]" office:value-type="float" office:value="0" calcext:value-type="float">
            <text:p>0.00000000</text:p>
          </table:table-cell>
          <table:table-cell table:formula="of:=[.C28]+[.G28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28]/20" office:value-type="float" office:value="0.025" calcext:value-type="float">
            <text:p>0.02500000</text:p>
          </table:table-cell>
          <table:table-cell table:formula="of:=[.J28]/20" office:value-type="float" office:value="0" calcext:value-type="float">
            <text:p>0.00000000</text:p>
          </table:table-cell>
          <table:table-cell table:formula="of:=[.K28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28]-0.9" office:value-type="float" office:value="-0.875" calcext:value-type="float">
            <text:p>-0.87500000</text:p>
          </table:table-cell>
          <table:table-cell table:formula="of:=[.N28]-0.9" office:value-type="float" office:value="-0.9" calcext:value-type="float">
            <text:p>-0.90000000</text:p>
          </table:table-cell>
          <table:table-cell table:formula="of:=[.O28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.353553385" calcext:value-type="float">
            <text:p>0.35355339</text:p>
          </table:table-cell>
          <table:table-cell office:value-type="float" office:value="-0.353553385" calcext:value-type="float">
            <text:p>-0.35355339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29]+[.E29]" office:value-type="float" office:value="0.353553385" calcext:value-type="float">
            <text:p>0.35355339</text:p>
          </table:table-cell>
          <table:table-cell table:formula="of:=[.B29]+[.F29]" office:value-type="float" office:value="-0.353553385" calcext:value-type="float">
            <text:p>-0.35355339</text:p>
          </table:table-cell>
          <table:table-cell table:formula="of:=[.C29]+[.G29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29]/20" office:value-type="float" office:value="0.01767766925" calcext:value-type="float">
            <text:p>0.01767767</text:p>
          </table:table-cell>
          <table:table-cell table:formula="of:=[.J29]/20" office:value-type="float" office:value="-0.01767766925" calcext:value-type="float">
            <text:p>-0.01767767</text:p>
          </table:table-cell>
          <table:table-cell table:formula="of:=[.K29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29]-0.9" office:value-type="float" office:value="-0.88232233075" calcext:value-type="float">
            <text:p>-0.88232233</text:p>
          </table:table-cell>
          <table:table-cell table:formula="of:=[.N29]-0.9" office:value-type="float" office:value="-0.91767766925" calcext:value-type="float">
            <text:p>-0.91767767</text:p>
          </table:table-cell>
          <table:table-cell table:formula="of:=[.O29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-0.5" calcext:value-type="float">
            <text:p>-0.50000000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30]+[.E30]" office:value-type="float" office:value="0" calcext:value-type="float">
            <text:p>0.00000000</text:p>
          </table:table-cell>
          <table:table-cell table:formula="of:=[.B30]+[.F30]" office:value-type="float" office:value="-0.5" calcext:value-type="float">
            <text:p>-0.50000000</text:p>
          </table:table-cell>
          <table:table-cell table:formula="of:=[.C30]+[.G30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30]/20" office:value-type="float" office:value="0" calcext:value-type="float">
            <text:p>0.00000000</text:p>
          </table:table-cell>
          <table:table-cell table:formula="of:=[.J30]/20" office:value-type="float" office:value="-0.025" calcext:value-type="float">
            <text:p>-0.02500000</text:p>
          </table:table-cell>
          <table:table-cell table:formula="of:=[.K30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30]-0.9" office:value-type="float" office:value="-0.9" calcext:value-type="float">
            <text:p>-0.90000000</text:p>
          </table:table-cell>
          <table:table-cell table:formula="of:=[.N30]-0.9" office:value-type="float" office:value="-0.925" calcext:value-type="float">
            <text:p>-0.92500000</text:p>
          </table:table-cell>
          <table:table-cell table:formula="of:=[.O30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 office:value-type="float" office:value="-0.353553385" calcext:value-type="float">
            <text:p>-0.35355339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31]+[.E31]" office:value-type="float" office:value="-0.353553385" calcext:value-type="float">
            <text:p>-0.35355339</text:p>
          </table:table-cell>
          <table:table-cell table:formula="of:=[.B31]+[.F31]" office:value-type="float" office:value="-0.353553385" calcext:value-type="float">
            <text:p>-0.35355339</text:p>
          </table:table-cell>
          <table:table-cell table:formula="of:=[.C31]+[.G31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31]/20" office:value-type="float" office:value="-0.01767766925" calcext:value-type="float">
            <text:p>-0.01767767</text:p>
          </table:table-cell>
          <table:table-cell table:formula="of:=[.J31]/20" office:value-type="float" office:value="-0.01767766925" calcext:value-type="float">
            <text:p>-0.01767767</text:p>
          </table:table-cell>
          <table:table-cell table:formula="of:=[.K31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31]-0.9" office:value-type="float" office:value="-0.91767766925" calcext:value-type="float">
            <text:p>-0.91767767</text:p>
          </table:table-cell>
          <table:table-cell table:formula="of:=[.N31]-0.9" office:value-type="float" office:value="-0.91767766925" calcext:value-type="float">
            <text:p>-0.91767767</text:p>
          </table:table-cell>
          <table:table-cell table:formula="of:=[.O31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-0.5" calcext:value-type="float">
            <text:p>-0.5000000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32]+[.E32]" office:value-type="float" office:value="-0.5" calcext:value-type="float">
            <text:p>-0.50000000</text:p>
          </table:table-cell>
          <table:table-cell table:formula="of:=[.B32]+[.F32]" office:value-type="float" office:value="0" calcext:value-type="float">
            <text:p>0.00000000</text:p>
          </table:table-cell>
          <table:table-cell table:formula="of:=[.C32]+[.G32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32]/20" office:value-type="float" office:value="-0.025" calcext:value-type="float">
            <text:p>-0.02500000</text:p>
          </table:table-cell>
          <table:table-cell table:formula="of:=[.J32]/20" office:value-type="float" office:value="0" calcext:value-type="float">
            <text:p>0.00000000</text:p>
          </table:table-cell>
          <table:table-cell table:formula="of:=[.K32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32]-0.9" office:value-type="float" office:value="-0.925" calcext:value-type="float">
            <text:p>-0.92500000</text:p>
          </table:table-cell>
          <table:table-cell table:formula="of:=[.N32]-0.9" office:value-type="float" office:value="-0.9" calcext:value-type="float">
            <text:p>-0.90000000</text:p>
          </table:table-cell>
          <table:table-cell table:formula="of:=[.O32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-0.353553385" calcext:value-type="float">
            <text:p>-0.35355339</text:p>
          </table:table-cell>
          <table:table-cell office:value-type="float" office:value="0.353553385" calcext:value-type="float">
            <text:p>0.35355339</text:p>
          </table:table-cell>
          <table:table-cell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33]+[.E33]" office:value-type="float" office:value="-0.353553385" calcext:value-type="float">
            <text:p>-0.35355339</text:p>
          </table:table-cell>
          <table:table-cell table:formula="of:=[.B33]+[.F33]" office:value-type="float" office:value="0.353553385" calcext:value-type="float">
            <text:p>0.35355339</text:p>
          </table:table-cell>
          <table:table-cell table:formula="of:=[.C33]+[.G33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33]/20" office:value-type="float" office:value="-0.01767766925" calcext:value-type="float">
            <text:p>-0.01767767</text:p>
          </table:table-cell>
          <table:table-cell table:formula="of:=[.J33]/20" office:value-type="float" office:value="0.01767766925" calcext:value-type="float">
            <text:p>0.01767767</text:p>
          </table:table-cell>
          <table:table-cell table:formula="of:=[.K33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33]-0.9" office:value-type="float" office:value="-0.91767766925" calcext:value-type="float">
            <text:p>-0.91767767</text:p>
          </table:table-cell>
          <table:table-cell table:formula="of:=[.N33]-0.9" office:value-type="float" office:value="-0.88232233075" calcext:value-type="float">
            <text:p>-0.88232233</text:p>
          </table:table-cell>
          <table:table-cell table:formula="of:=[.O33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-0.75" calcext:value-type="float">
            <text:p>-0.75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34]+[.E34]" office:value-type="float" office:value="0" calcext:value-type="float">
            <text:p>0.00000000</text:p>
          </table:table-cell>
          <table:table-cell table:formula="of:=[.B34]+[.F34]" office:value-type="float" office:value="0" calcext:value-type="float">
            <text:p>0.00000000</text:p>
          </table:table-cell>
          <table:table-cell table:formula="of:=[.C34]+[.G34]" office:value-type="float" office:value="-1.75" calcext:value-type="float">
            <text:p>-1.75000000</text:p>
          </table:table-cell>
          <table:table-cell office:value-type="string" calcext:value-type="string">
            <text:p>#</text:p>
          </table:table-cell>
          <table:table-cell table:formula="of:=[.I34]/20" office:value-type="float" office:value="0" calcext:value-type="float">
            <text:p>0.00000000</text:p>
          </table:table-cell>
          <table:table-cell table:formula="of:=[.J34]/20" office:value-type="float" office:value="0" calcext:value-type="float">
            <text:p>0.00000000</text:p>
          </table:table-cell>
          <table:table-cell table:formula="of:=[.K34]/20" office:value-type="float" office:value="-0.0875" calcext:value-type="float">
            <text:p>-0.08750000</text:p>
          </table:table-cell>
          <table:table-cell office:value-type="string" calcext:value-type="string">
            <text:p>#</text:p>
          </table:table-cell>
          <table:table-cell table:formula="of:=[.M34]-0.9" office:value-type="float" office:value="-0.9" calcext:value-type="float">
            <text:p>-0.90000000</text:p>
          </table:table-cell>
          <table:table-cell table:formula="of:=[.N34]-0.9" office:value-type="float" office:value="-0.9" calcext:value-type="float">
            <text:p>-0.90000000</text:p>
          </table:table-cell>
          <table:table-cell table:formula="of:=[.O34]" office:value-type="float" office:value="-0.0875" calcext:value-type="float">
            <text:p>-0.0875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>
          <table:table-cell table:number-columns-repeated="3" office:value-type="float" office:value="0" calcext:value-type="float">
            <text:p>0.0000000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A35]+[.E35]" office:value-type="float" office:value="0" calcext:value-type="float">
            <text:p>0.00000000</text:p>
          </table:table-cell>
          <table:table-cell table:formula="of:=[.B35]+[.F35]" office:value-type="float" office:value="0" calcext:value-type="float">
            <text:p>0.00000000</text:p>
          </table:table-cell>
          <table:table-cell table:formula="of:=[.C35]+[.G35]" office:value-type="float" office:value="-1" calcext:value-type="float">
            <text:p>-1.00000000</text:p>
          </table:table-cell>
          <table:table-cell office:value-type="string" calcext:value-type="string">
            <text:p>#</text:p>
          </table:table-cell>
          <table:table-cell table:formula="of:=[.I35]/20" office:value-type="float" office:value="0" calcext:value-type="float">
            <text:p>0.00000000</text:p>
          </table:table-cell>
          <table:table-cell table:formula="of:=[.J35]/20" office:value-type="float" office:value="0" calcext:value-type="float">
            <text:p>0.00000000</text:p>
          </table:table-cell>
          <table:table-cell table:formula="of:=[.K35]/20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 table:formula="of:=[.M35]-0.9" office:value-type="float" office:value="-0.9" calcext:value-type="float">
            <text:p>-0.90000000</text:p>
          </table:table-cell>
          <table:table-cell table:formula="of:=[.N35]-0.9" office:value-type="float" office:value="-0.9" calcext:value-type="float">
            <text:p>-0.90000000</text:p>
          </table:table-cell>
          <table:table-cell table:formula="of:=[.O35]" office:value-type="float" office:value="-0.05" calcext:value-type="float">
            <text:p>-0.05000000</text:p>
          </table:table-cell>
          <table:table-cell office:value-type="string" calcext:value-type="string">
            <text:p>#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style-name="Default" table:number-columns-repeated="21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X_AXIS</text:p>
          </table:table-cell>
          <table:covered-table-cell table:number-columns-repeated="2" table:style-name="Default"/>
          <table:table-cell table:style-name="Default" table:number-columns-repeated="18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0.70710677" calcext:value-type="float">
            <text:p>0.70710677</text:p>
          </table:table-cell>
          <table:table-cell office:value-type="float" office:value="-0.70710677" calcext:value-type="float">
            <text:p>-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table:number-columns-repeated="2" office:value-type="float" office:value="-0.70710677" calcext:value-type="float">
            <text:p>-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-0.70710677" calcext:value-type="float">
            <text:p>-0.70710677</text:p>
          </table:table-cell>
          <table:table-cell office:value-type="float" office:value="0.70710677" calcext:value-type="float">
            <text:p>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table:number-columns-repeated="2" office:value-type="float" office:value="0.70710677" calcext:value-type="float">
            <text:p>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1.5" calcext:value-type="float">
            <text:p>1.50000000</text:p>
          </table:table-cell>
          <table:table-cell table:number-columns-repeated="2"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Y_AXIS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.70710677" calcext:value-type="float">
            <text:p>0.70710677</text:p>
          </table:table-cell>
          <table:table-cell office:value-type="float" office:value="0" calcext:value-type="float">
            <text:p>0.00000000</text:p>
          </table:table-cell>
          <table:table-cell office:value-type="float" office:value="-0.70710677" calcext:value-type="float">
            <text:p>-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.70710677" calcext:value-type="float">
            <text:p>0.7071067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70710677" calcext:value-type="float">
            <text:p>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-0.70710677" calcext:value-type="float">
            <text:p>-0.70710677</text:p>
          </table:table-cell>
          <table:table-cell office:value-type="float" office:value="0" calcext:value-type="float">
            <text:p>0.00000000</text:p>
          </table:table-cell>
          <table:table-cell office:value-type="float" office:value="0.70710677" calcext:value-type="float">
            <text:p>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-1" calcext:value-type="float">
            <text:p>-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-0.70710677" calcext:value-type="float">
            <text:p>-0.70710677</text:p>
          </table:table-cell>
          <table:table-cell office:value-type="float" office:value="0" calcext:value-type="float">
            <text:p>0.00000000</text:p>
          </table:table-cell>
          <table:table-cell office:value-type="float" office:value="-0.70710677" calcext:value-type="float">
            <text:p>-0.70710677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1.5" calcext:value-type="float">
            <text:p>1.50000000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Z_AXIS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1" calcext:value-type="float">
            <text:p>1.00000000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 office:value-type="float" office:value="0.70710677" calcext:value-type="float">
            <text:p>0.70710677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1" calcext:value-type="float">
            <text:p>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.70710677" calcext:value-type="float">
            <text:p>0.70710677</text:p>
          </table:table-cell>
          <table:table-cell office:value-type="float" office:value="-0.70710677" calcext:value-type="float">
            <text:p>-0.70710677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 office:value-type="float" office:value="-0.70710677" calcext:value-type="float">
            <text:p>-0.70710677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-1" calcext:value-type="float">
            <text:p>-1.00000000</text:p>
          </table:table-cell>
          <table:table-cell table:number-columns-repeated="2"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office:value-type="float" office:value="-0.70710677" calcext:value-type="float">
            <text:p>-0.70710677</text:p>
          </table:table-cell>
          <table:table-cell office:value-type="float" office:value="0.70710677" calcext:value-type="float">
            <text:p>0.70710677</text:p>
          </table:table-cell>
          <table:table-cell office:value-type="float" office:value="0" calcext:value-type="float">
            <text:p>0.0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.00000000</text:p>
          </table:table-cell>
          <table:table-cell office:value-type="float" office:value="-1.5" calcext:value-type="float">
            <text:p>-1.50000000</text:p>
          </table:table-cell>
          <table:table-cell table:style-name="Default"/>
          <table:table-cell table:number-columns-repeated="3"/>
          <table:table-cell table:style-name="Default" table:number-columns-repeated="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8:21:58.606075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00:11:29.186854195</meta:creation-date>
    <dc:date>2017-07-24T19:11:14.778354499</dc:date>
    <meta:editing-duration>PT1H19M53S</meta:editing-duration>
    <meta:editing-cycles>5</meta:editing-cycles>
    <meta:generator>LibreOffice/5.1.6.2$Linux_X86_64 LibreOffice_project/10m0$Build-2</meta:generator>
    <dc:creator>Carlos Eduardo Sequeiros Borja</dc:creator>
    <meta:document-statistic meta:table-count="1" meta:cell-count="716" meta:object-count="0"/>
  </office:meta>
</office:document-meta>
</file>